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a3435"/>
    </style:style>
    <style:style style:name="T1" style:family="text">
      <style:text-properties officeooo:rsid="000a34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 programming--&gt;</text:p>
      <text:p text:style-name="P1">print("hello world!")</text:p>
      <text:p text:style-name="Preformatted_20_Text">java programming--&gt;</text:p>
      <text:p text:style-name="Preformatted_20_Text">publi class helloworld{</text:p>
      <text:p text:style-name="Preformatted_20_Text"><text:s text:c="4"/>public static void main(String[]args){</text:p>
      <text:p text:style-name="Preformatted_20_Text"><text:s text:c="7"/>System.out.println("hello world!");</text:p>
      <text:p text:style-name="Preformatted_20_Text"><text:s text:c="4"/>}</text:p>
      <text:p text:style-name="Preformatted_20_Text">}</text:p>
      <text:p text:style-name="Preformatted_20_Text">c programming--&gt;</text:p>
      <text:p text:style-name="Preformatted_20_Text">#include&lt;stdio.h&gt;</text:p>
      <text:p text:style-name="Preformatted_20_Text">int main(){</text:p>
      <text:p text:style-name="Preformatted_20_Text"><text:s text:c="4"/>printf("hello world!");</text:p>
      <text:p text:style-name="Preformatted_20_Text"><text:s text:c="4"/><text:span text:style-name="T1">return 0;</text:span></text:p>
      <text:p text:style-name="Preformatted_20_Text">}</text:p>
      <text:p text:style-name="Preformatted_20_Text">c++ programming--&gt;</text:p>
      <text:p text:style-name="Preformatted_20_Text">#include&lt;iostream&gt;</text:p>
      <text:p text:style-name="Preformatted_20_Text">using namespaces std;</text:p>
      <text:p text:style-name="Preformatted_20_Text">int main(){</text:p>
      <text:p text:style-name="Preformatted_20_Text"><text:s text:c="4"/>cout&lt;&lt;"hello world!"&lt;&lt;endl;</text:p>
      <text:p text:style-name="Preformatted_20_Text"><text:s text:c="4"/>return 0;</text:p>
      <text:p text:style-name="Preformatted_20_Text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4T12:30:53.781595086</dc:date>
    <meta:editing-duration>PT38S</meta:editing-duration>
    <meta:editing-cycles>1</meta:editing-cycles>
    <meta:document-statistic meta:table-count="0" meta:image-count="0" meta:object-count="0" meta:page-count="1" meta:paragraph-count="21" meta:word-count="44" meta:character-count="372" meta:non-whitespace-character-count="322"/>
    <meta:generator>LibreOffice/7.3.7.2$Linux_X86_64 LibreOffice_project/30$Build-2</meta:generator>
  </office:meta>
</office:document-meta>
</file>